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c90016" draw:marker-start-width="0.35cm" draw:marker-end-width="0.35cm" draw:fill="solid" draw:fill-color="#ffb515" draw:textarea-horizontal-align="right" draw:textarea-vertical-align="botto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90016" draw:marker-start-width="0.35cm" draw:marker-end-width="0.35cm" draw:fill="solid" draw:fill-color="#ffb515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5cm" svg:stroke-color="#c90016" draw:marker-start-width="0.275cm" draw:marker-end-width="0.275cm" draw:fill="solid" draw:fill-color="#ffb515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ff" draw:fill="solid" draw:fill-color="#e6e6ff" draw:textarea-horizontal-align="center" draw:textarea-vertical-align="middle"/>
    </style:style>
    <style:style style:name="gr5" style:family="graphic" style:parent-style-name="standard">
      <style:graphic-properties svg:stroke-width="0.05cm" svg:stroke-color="#5c8526" draw:marker-start-width="0.275cm" draw:marker-end-width="0.275cm" draw:fill="solid" draw:fill-color="#d5ffba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804c19" draw:marker-start-width="0.275cm" draw:marker-end-width="0.275cm" draw:fill="solid" draw:fill-color="#ffcc99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svg:stroke-width="0.05cm" draw:marker-start-width="0.35cm" draw:marker-end="Arrow" draw:marker-end-width="0.4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cm" fo:min-width="1.9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cm"/>
    </style:style>
    <style:style style:name="gr1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25cm" fo:min-width="1.6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4cm" fo:min-width="1.9cm"/>
    </style:style>
    <style:style style:name="gr16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17" style:family="graphic" style:parent-style-name="standard">
      <style:graphic-properties svg:stroke-width="0.05cm" svg:stroke-color="#000080" draw:marker-start-width="0.275cm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80" draw:marker-start-width="0.35cm" draw:marker-end-width="0.35cm" draw:fill="gradient" draw:fill-color="#ffffff" draw:fill-gradient-name="Blue" draw:opacity="50%" draw:textarea-vertical-align="middle" fo:min-height="1.5cm" fo:padding-top="0.175cm" fo:padding-bottom="0.175cm" fo:padding-left="0.3cm" fo:padding-right="0.3cm" draw:shadow-opacity="50%"/>
    </style:style>
    <style:style style:name="P1" style:family="paragraph">
      <style:paragraph-properties fo:margin-left="0cm" fo:margin-right="0cm" fo:text-align="center" fo:text-indent="0cm"/>
      <style:text-properties fo:font-size="11pt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11pt"/>
    </style:style>
    <style:style style:name="P5" style:family="paragraph">
      <style:paragraph-properties fo:margin-left="0cm" fo:margin-right="0cm" fo:text-align="center" fo:text-indent="0cm"/>
      <style:text-properties fo:color="#355e00" fo:font-family="'Bitstream Charter'" style:font-family-generic="roman" style:font-pitch="variable" fo:font-size="11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804c19" fo:font-family="'Bitstream Charter'" style:font-family-generic="roman" style:font-pitch="variable" fo:font-size="11pt" fo:font-weight="bold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1pt"/>
    </style:style>
    <style:style style:name="P9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14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11pt"/>
    </style:style>
    <style:style style:name="P13" style:family="paragraph">
      <style:paragraph-properties fo:margin-left="0cm" fo:margin-right="0cm" fo:text-align="center" fo:text-indent="0cm"/>
      <style:text-properties fo:color="#000080" fo:font-family="'Bitstream Charter'" style:font-family-generic="roman" style:font-pitch="variable" fo:font-size="11pt" fo:font-weight="bold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family="'Bitstream Charter'" style:font-family-generic="roman" style:font-pitch="variable" fo:font-size="11pt"/>
    </style:style>
    <style:style style:name="T2" style:family="text">
      <style:text-properties fo:font-family="'Bitstream Charter'" style:font-family-generic="roman" style:font-pitch="variable" fo:font-size="11pt" fo:font-weight="bold"/>
    </style:style>
    <style:style style:name="T3" style:family="text">
      <style:text-properties fo:color="#355e00" fo:font-family="'Bitstream Charter'" style:font-family-generic="roman" style:font-pitch="variable" fo:font-size="11pt" fo:font-weight="bold" style:font-size-asian="18pt" style:font-size-complex="18pt"/>
    </style:style>
    <style:style style:name="T4" style:family="text">
      <style:text-properties fo:color="#804c19" fo:font-family="'Bitstream Charter'" style:font-family-generic="roman" style:font-pitch="variable" fo:font-size="11pt" fo:font-weight="bold" style:font-size-asian="18pt" style:font-size-complex="18pt"/>
    </style:style>
    <style:style style:name="T5" style:family="text">
      <style:text-properties fo:font-size="11pt"/>
    </style:style>
    <style:style style:name="T6" style:family="text">
      <style:text-properties fo:color="#ffffff" fo:font-family="'Bitstream Charter'" style:font-family-generic="roman" style:font-pitch="variable" fo:font-size="14pt" fo:font-weight="bold"/>
    </style:style>
    <style:style style:name="T7" style:family="text">
      <style:text-properties fo:color="#000080" fo:font-family="'Bitstream Charter'" style:font-family-generic="roman" style:font-pitch="variable" fo:font-size="11pt" fo:font-weight="bold"/>
    </style:style>
    <style:style style:name="T8" style:family="text">
      <style:text-properties fo:font-family="'DejaVu Sans Mono'" style:font-family-generic="modern" style:font-pitch="fixed" fo:font-size="18pt" fo:font-weight="bold"/>
    </style:style>
    <style:style style:name="T9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ellipse draw:style-name="gr1" draw:text-style-name="P1" draw:id="id1" draw:layer="layout" svg:width="0.55cm" svg:height="0.571cm" svg:x="13.627cm" svg:y="1.424cm">
          <text:p text:style-name="P7"/>
        </draw:ellipse>
        <draw:ellipse draw:style-name="gr2" draw:text-style-name="P2" draw:id="id3" draw:layer="layout" svg:width="0.55cm" svg:height="0.573cm" svg:x="13.609cm" svg:y="4.024cm">
          <text:p text:style-name="P7"/>
        </draw:ellipse>
        <draw:ellipse draw:style-name="gr2" draw:text-style-name="P2" draw:id="id5" draw:layer="layout" svg:width="0.55cm" svg:height="0.573cm" svg:x="13.607cm" svg:y="7.824cm">
          <text:p text:style-name="P7"/>
        </draw:ellipse>
        <draw:ellipse draw:style-name="gr3" draw:text-style-name="P2" draw:id="id10" draw:layer="layout" svg:width="0.55cm" svg:height="0.572cm" svg:x="7.93cm" svg:y="15.251cm">
          <text:p text:style-name="P7"/>
        </draw:ellipse>
        <draw:rect draw:style-name="gr4" draw:text-style-name="P4" draw:id="id2" draw:layer="layout" svg:width="3.715cm" svg:height="0.573cm" svg:x="12.031cm" svg:y="2.65cm">
          <text:p text:style-name="P3"><text:span text:style-name="T1">Detail</text:span><text:span text:style-name="T2">Xxx</text:span><text:span text:style-name="T1">Search</text:span></text:p>
        </draw:rect>
        <draw:rect draw:style-name="gr4" draw:text-style-name="P4" draw:id="id4" draw:layer="layout" svg:width="3.329cm" svg:height="0.572cm" svg:x="10.028cm" svg:y="6.051cm">
          <text:p text:style-name="P3"><text:span text:style-name="T1">Detail</text:span><text:span text:style-name="T2">Xxx</text:span><text:span text:style-name="T1">Select</text:span></text:p>
        </draw:rect>
        <draw:rect draw:style-name="gr4" draw:text-style-name="P4" draw:id="id6" draw:layer="layout" svg:width="3cm" svg:height="0.574cm" svg:x="6.63cm" svg:y="13.849cm">
          <text:p text:style-name="P3"><text:span text:style-name="T1">Detail</text:span><text:span text:style-name="T2">Xxx</text:span><text:span text:style-name="T1">Insert</text:span></text:p>
        </draw:rect>
        <draw:rect draw:style-name="gr4" draw:text-style-name="P4" draw:id="id8" draw:layer="layout" svg:width="3.189cm" svg:height="0.574cm" svg:x="9.96cm" svg:y="13.849cm">
          <text:p text:style-name="P3"><text:span text:style-name="T1">Detail</text:span><text:span text:style-name="T2">Xxx</text:span><text:span text:style-name="T1">Update</text:span></text:p>
        </draw:rect>
        <draw:rect draw:style-name="gr4" draw:text-style-name="P4" draw:id="id7" draw:layer="layout" svg:width="3.011cm" svg:height="0.574cm" svg:x="14.879cm" svg:y="13.849cm">
          <text:p text:style-name="P3"><text:span text:style-name="T1">Detail</text:span><text:span text:style-name="T2">Xxx</text:span><text:span text:style-name="T1">Delete</text:span></text:p>
        </draw:rect>
        <draw:rect draw:style-name="gr4" draw:text-style-name="P4" draw:id="id11" draw:layer="layout" svg:width="4.125cm" svg:height="0.571cm" svg:x="5.265cm" svg:y="17.852cm">
          <text:p text:style-name="P3"><text:span text:style-name="T1">Detail</text:span><text:span text:style-name="T2">Xxx</text:span><text:span text:style-name="T1">InsertAccept</text:span></text:p>
        </draw:rect>
        <draw:rect draw:style-name="gr4" draw:text-style-name="P4" draw:id="id12" draw:layer="layout" svg:width="4.5cm" svg:height="0.571cm" svg:x="10.29cm" svg:y="17.852cm">
          <text:p text:style-name="P3"><text:span text:style-name="T1">Detail</text:span><text:span text:style-name="T2">Xxx</text:span><text:span text:style-name="T1">UpdateAccept</text:span></text:p>
        </draw:rect>
        <draw:rect draw:style-name="gr5" draw:text-style-name="P5" draw:id="id15" draw:layer="layout" svg:width="3cm" svg:height="0.573cm" svg:x="1.457cm" svg:y="2.615cm">
          <text:p text:style-name="P3"><text:span text:style-name="T3">Home</text:span></text:p>
        </draw:rect>
        <draw:rect draw:style-name="gr5" draw:text-style-name="P5" draw:layer="layout" svg:width="3cm" svg:height="0.571cm" svg:x="1.457cm" svg:y="5.852cm">
          <text:p text:style-name="P3"><text:span text:style-name="T3">Back</text:span></text:p>
        </draw:rect>
        <draw:rect draw:style-name="gr6" draw:text-style-name="P6" draw:id="id14" draw:layer="layout" svg:width="3cm" svg:height="0.572cm" svg:x="11.09cm" svg:y="23.351cm">
          <text:p text:style-name="P3"><text:span text:style-name="T4">Now</text:span></text:p>
        </draw:rect>
        <draw:rect draw:style-name="gr5" draw:text-style-name="P5" draw:layer="layout" svg:width="3cm" svg:height="0.573cm" svg:x="1.457cm" svg:y="4.35cm">
          <text:p text:style-name="P3"><text:span text:style-name="T3">Forward</text:span></text:p>
        </draw:rect>
        <draw:connector draw:style-name="gr7" draw:text-style-name="P2" draw:layer="layout" draw:type="curve" svg:x1="13.902cm" svg:y1="1.995cm" svg:x2="13.888cm" svg:y2="2.65cm" draw:start-shape="id1" draw:start-glue-point="2" draw:end-shape="id2" draw:end-glue-point="0">
          <text:p text:style-name="P7"/>
        </draw:connector>
        <draw:connector draw:style-name="gr7" draw:text-style-name="P2" draw:layer="layout" draw:type="curve" svg:x1="13.888cm" svg:y1="3.223cm" svg:x2="13.884cm" svg:y2="4.023cm" draw:start-shape="id2" draw:start-glue-point="2" draw:end-shape="id3" draw:end-glue-point="0">
          <text:p text:style-name="P7"/>
        </draw:connector>
        <draw:connector draw:style-name="gr7" draw:text-style-name="P2" draw:layer="layout" draw:type="curve" svg:x1="13.884cm" svg:y1="4.597cm" svg:x2="11.692cm" svg:y2="6.051cm" draw:start-shape="id3" draw:start-glue-point="2" draw:end-shape="id4" draw:end-glue-point="0">
          <text:p text:style-name="P7"/>
        </draw:connector>
        <draw:connector draw:style-name="gr7" draw:text-style-name="P2" draw:layer="layout" draw:type="curve" svg:x1="11.692cm" svg:y1="6.623cm" svg:x2="13.882cm" svg:y2="7.823cm" draw:start-shape="id4" draw:start-glue-point="2" draw:end-shape="id5" draw:end-glue-point="0">
          <text:p text:style-name="P7"/>
        </draw:connector>
        <draw:connector draw:style-name="gr7" draw:text-style-name="P2" draw:layer="layout" draw:type="curve" draw:line-skew="-0.287cm" svg:x1="13.882cm" svg:y1="8.397cm" svg:x2="8.13cm" svg:y2="13.849cm" draw:start-shape="id5" draw:start-glue-point="2" draw:end-shape="id6" draw:end-glue-point="0">
          <text:p text:style-name="P7"/>
        </draw:connector>
        <draw:connector draw:style-name="gr8" draw:text-style-name="P1" draw:layer="layout" draw:type="curve" draw:line-skew="0.036cm" svg:x1="13.882cm" svg:y1="8.397cm" svg:x2="16.384cm" svg:y2="13.849cm" draw:start-shape="id5" draw:start-glue-point="2" draw:end-shape="id7" draw:end-glue-point="0">
          <text:p text:style-name="P3"><text:span text:style-name="T5"><text:s text:c="13"/></text:span></text:p>
        </draw:connector>
        <draw:connector draw:style-name="gr7" draw:text-style-name="P2" draw:layer="layout" draw:type="curve" svg:x1="13.882cm" svg:y1="8.397cm" svg:x2="11.554cm" svg:y2="13.849cm" draw:start-shape="id5" draw:start-glue-point="2" draw:end-shape="id8" draw:end-glue-point="0">
          <text:p text:style-name="P7"/>
        </draw:connector>
        <draw:connector draw:style-name="gr7" draw:text-style-name="P2" draw:layer="layout" draw:type="curve" svg:x1="11.554cm" svg:y1="14.423cm" svg:x2="11.535cm" svg:y2="15.251cm" draw:start-shape="id8" draw:start-glue-point="2" draw:end-shape="id9" draw:end-glue-point="0">
          <text:p text:style-name="P7"/>
        </draw:connector>
        <draw:connector draw:style-name="gr7" draw:text-style-name="P2" draw:layer="layout" draw:type="curve" svg:x1="8.13cm" svg:y1="14.423cm" svg:x2="8.205cm" svg:y2="15.251cm" draw:start-shape="id6" draw:start-glue-point="2" draw:end-shape="id10" draw:end-glue-point="0">
          <text:p text:style-name="P7"/>
        </draw:connector>
        <draw:connector draw:style-name="gr9" draw:text-style-name="P2" draw:layer="layout" draw:type="curve" svg:x1="8.205cm" svg:y1="15.823cm" svg:x2="7.327cm" svg:y2="17.852cm" draw:start-shape="id10" draw:start-glue-point="2" draw:end-shape="id11">
          <text:p text:style-name="P7"/>
        </draw:connector>
        <draw:connector draw:style-name="gr9" draw:text-style-name="P2" draw:layer="layout" draw:type="curve" svg:x1="11.535cm" svg:y1="15.823cm" svg:x2="12.54cm" svg:y2="17.852cm" draw:start-shape="id9" draw:start-glue-point="2" draw:end-shape="id12" draw:end-glue-point="0">
          <text:p text:style-name="P7"/>
        </draw:connector>
        <draw:connector draw:style-name="gr10" draw:text-style-name="P2" draw:layer="layout" draw:type="curve" svg:x1="7.327cm" svg:y1="18.423cm" svg:x2="9.84cm" svg:y2="19.85cm" draw:start-shape="id11" draw:start-glue-point="2" draw:end-shape="id13">
          <text:p text:style-name="P7"/>
        </draw:connector>
        <draw:connector draw:style-name="gr10" draw:text-style-name="P2" draw:layer="layout" draw:type="curve" svg:x1="12.54cm" svg:y1="18.423cm" svg:x2="9.84cm" svg:y2="19.85cm" draw:start-shape="id12" draw:start-glue-point="2" draw:end-shape="id13" draw:end-glue-point="0">
          <text:p text:style-name="P7"/>
        </draw:connector>
        <draw:connector draw:style-name="gr11" draw:text-style-name="P1" draw:layer="layout" draw:type="curve" draw:line-skew="2.501cm" svg:x1="16.384cm" svg:y1="14.423cm" svg:x2="12.59cm" svg:y2="23.351cm" draw:start-shape="id7" draw:start-glue-point="2" draw:end-shape="id14" draw:end-glue-point="0">
          <text:p text:style-name="P7"/>
        </draw:connector>
        <draw:connector draw:style-name="gr7" draw:text-style-name="P1" draw:layer="layout" draw:type="curve" draw:line-skew="-0.932cm" svg:x1="8.205cm" svg:y1="15.823cm" svg:x2="9.84cm" svg:y2="19.85cm" draw:start-shape="id10" draw:start-glue-point="2" draw:end-shape="id13">
          <text:p text:style-name="P7"/>
        </draw:connector>
        <draw:connector draw:style-name="gr7" draw:text-style-name="P2" draw:layer="layout" draw:type="curve" draw:line-skew="2.564cm" svg:x1="14.157cm" svg:y1="8.11cm" svg:x2="15.746cm" svg:y2="2.936cm" draw:start-shape="id5" draw:start-glue-point="1" draw:end-shape="id2">
          <text:p text:style-name="P7"/>
        </draw:connector>
        <draw:connector draw:style-name="gr11" draw:text-style-name="P2" draw:layer="layout" draw:type="curve" draw:line-skew="-1.369cm 0.16cm" svg:x1="4.457cm" svg:y1="2.901cm" svg:x2="13.902cm" svg:y2="1.423cm" draw:start-shape="id15" draw:start-glue-point="1" draw:end-shape="id1" draw:end-glue-point="0">
          <text:p text:style-name="P7"/>
        </draw:connector>
        <draw:connector draw:style-name="gr7" draw:text-style-name="P2" draw:layer="layout" draw:type="curve" draw:line-skew="4.66cm" svg:x1="14.157cm" svg:y1="8.11cm" svg:x2="14.177cm" svg:y2="1.709cm" draw:start-shape="id5" draw:start-glue-point="1" draw:end-shape="id1" draw:end-glue-point="1">
          <text:p text:style-name="P7"/>
        </draw:connector>
        <draw:frame draw:style-name="gr12" draw:text-style-name="P8" draw:layer="layout" svg:width="2.457cm" svg:height="0.738cm" svg:x="14.287cm" svg:y="1.023cm">
          <draw:text-box>
            <text:p text:style-name="P7"><text:span text:style-name="T5">Menu</text:span></text:p>
          </draw:text-box>
        </draw:frame>
        <draw:frame draw:style-name="gr13" draw:text-style-name="P8" draw:layer="layout" svg:width="1.493cm" svg:height="0.738cm" svg:x="12.187cm" svg:y="4.323cm">
          <draw:text-box>
            <text:p text:style-name="P7"><text:span text:style-name="T5">Choix</text:span></text:p>
          </draw:text-box>
        </draw:frame>
        <draw:frame draw:style-name="gr14" draw:text-style-name="P8" draw:layer="layout" svg:width="2.678cm" svg:height="0.738cm" svg:x="10.987cm" svg:y="7.785cm">
          <draw:text-box>
            <text:p text:style-name="P7"><text:span text:style-name="T5">Visualisation</text:span></text:p>
          </draw:text-box>
        </draw:frame>
        <draw:frame draw:style-name="gr15" draw:text-style-name="P8" draw:layer="layout" svg:width="2.746cm" svg:height="0.738cm" svg:x="8.49cm" svg:y="15.185cm">
          <draw:text-box>
            <text:p text:style-name="P7"><text:span text:style-name="T5">Remplissage</text:span></text:p>
          </draw:text-box>
        </draw:frame>
        <draw:ellipse draw:style-name="gr16" draw:text-style-name="P9" draw:id="id16" draw:layer="layout" svg:width="3cm" svg:height="1.145cm" svg:x="1.457cm" svg:y="0.778cm">
          <text:p text:style-name="P3"><text:span text:style-name="T6">Start</text:span></text:p>
        </draw:ellipse>
        <draw:connector draw:style-name="gr7" draw:text-style-name="P2" draw:layer="layout" draw:type="curve" svg:x1="2.957cm" svg:y1="1.923cm" svg:x2="2.957cm" svg:y2="2.615cm" draw:start-shape="id16" draw:start-glue-point="2" draw:end-shape="id15" draw:end-glue-point="0">
          <text:p text:style-name="P7"/>
        </draw:connector>
        <draw:connector draw:style-name="gr7" draw:text-style-name="P2" draw:layer="layout" draw:type="curve" draw:line-skew="2.082cm 0.014cm" svg:x1="13.627cm" svg:y1="1.709cm" svg:x2="2.957cm" svg:y2="3.188cm" draw:start-shape="id1" draw:start-glue-point="3" draw:end-shape="id15" draw:end-glue-point="2">
          <text:p text:style-name="P7"/>
        </draw:connector>
        <draw:rect draw:style-name="gr4" draw:text-style-name="P4" draw:id="id17" draw:layer="layout" svg:width="4cm" svg:height="0.574cm" svg:x="3.957cm" svg:y="9.849cm">
          <text:p text:style-name="P3"><text:span text:style-name="T1">DetailList</text:span><text:span text:style-name="T2">Zzz</text:span><text:span text:style-name="T1">Insert</text:span></text:p>
        </draw:rect>
        <draw:connector draw:style-name="gr7" draw:text-style-name="P2" draw:layer="layout" draw:type="curve" draw:line-skew="-0.287cm" svg:x1="13.882cm" svg:y1="8.397cm" svg:x2="5.957cm" svg:y2="9.849cm" draw:start-shape="id5" draw:start-glue-point="2" draw:end-shape="id17" draw:end-glue-point="0">
          <text:p text:style-name="P7"/>
        </draw:connector>
        <draw:rect draw:style-name="gr4" draw:text-style-name="P4" draw:id="id18" draw:layer="layout" svg:width="4cm" svg:height="0.574cm" svg:x="14.457cm" svg:y="6.049cm">
          <text:p text:style-name="P3"><text:span text:style-name="T1">DetailList</text:span><text:span text:style-name="T2">Zzz</text:span><text:span text:style-name="T1">Select</text:span></text:p>
        </draw:rect>
        <draw:connector draw:style-name="gr11" draw:text-style-name="P10" draw:layer="layout" draw:type="line" svg:x1="13.357cm" svg:y1="6.337cm" svg:x2="14.457cm" svg:y2="6.336cm" draw:start-shape="id4" draw:start-glue-point="1" draw:end-shape="id18" draw:end-glue-point="3">
          <text:p text:style-name="P7"/>
        </draw:connector>
        <draw:rect draw:style-name="gr4" draw:text-style-name="P4" draw:id="id13" draw:layer="layout" svg:width="4.5cm" svg:height="0.573cm" svg:x="7.59cm" svg:y="19.85cm">
          <text:p text:style-name="P3"><text:span text:style-name="T1">Detail</text:span><text:span text:style-name="T2">Xxx</text:span><text:span text:style-name="T1">Cancel</text:span></text:p>
        </draw:rect>
        <draw:connector draw:style-name="gr11" draw:text-style-name="P2" draw:layer="layout" draw:type="curve" svg:x1="9.84cm" svg:y1="20.423cm" svg:x2="12.59cm" svg:y2="23.351cm" draw:start-shape="id13" draw:start-glue-point="2" draw:end-shape="id14">
          <text:p text:style-name="P7"/>
        </draw:connector>
        <draw:frame draw:style-name="gr12" draw:text-style-name="P1" draw:layer="layout" svg:width="3.99cm" svg:height="2.199cm" svg:x="16.157cm" svg:y="16.724cm">
          <draw:text-box>
            <text:p text:style-name="P3"><text:span text:style-name="T5">Avec la suppression</text:span></text:p>
            <text:p text:style-name="P3"><text:span text:style-name="T5">de toutes les étapes</text:span></text:p>
            <text:p text:style-name="P3"><text:span text:style-name="T5">gênantes de </text:span></text:p>
            <text:p text:style-name="P3"><text:span text:style-name="T5">l'historique</text:span></text:p>
          </draw:text-box>
        </draw:frame>
        <draw:ellipse draw:style-name="gr3" draw:text-style-name="P2" draw:id="id9" draw:layer="layout" svg:width="0.55cm" svg:height="0.572cm" svg:x="11.26cm" svg:y="15.251cm">
          <text:p text:style-name="P7"/>
        </draw:ellipse>
        <draw:connector draw:style-name="gr7" draw:text-style-name="P10" draw:layer="layout" draw:type="curve" draw:line-skew="-0.918cm" svg:x1="11.535cm" svg:y1="15.823cm" svg:x2="9.84cm" svg:y2="19.85cm" draw:start-shape="id9" draw:start-glue-point="2" draw:end-shape="id13" draw:end-glue-point="0">
          <text:p text:style-name="P7"/>
        </draw:connector>
        <draw:frame draw:style-name="gr12" draw:text-style-name="P12" draw:layer="layout" svg:width="2.669cm" svg:height="1.712cm" svg:x="5cm" svg:y="18.323cm">
          <draw:text-box>
            <text:p text:style-name="P11"><text:span text:style-name="T5">SaveStep</text:span></text:p>
            <text:p text:style-name="P11"><text:span text:style-name="T5">pour afficher</text:span></text:p>
            <text:p text:style-name="P11"><text:span text:style-name="T5">le nouveau</text:span></text:p>
          </draw:text-box>
        </draw:frame>
        <draw:rect draw:style-name="gr17" draw:text-style-name="P13" draw:id="id20" draw:layer="layout" svg:width="3cm" svg:height="0.574cm" svg:x="1.457cm" svg:y="13.849cm">
          <text:p text:style-name="P13"><text:span text:style-name="T7">LoadValue</text:span></text:p>
        </draw:rect>
        <draw:line draw:style-name="gr18" draw:text-style-name="P10" draw:id="id19" draw:layer="layout" svg:x1="4.957cm" svg:y1="11.923cm" svg:x2="6.957cm" svg:y2="11.923cm">
          <text:p text:style-name="P7"/>
        </draw:line>
        <draw:connector draw:style-name="gr11" draw:text-style-name="P10" draw:layer="layout" draw:type="curve" svg:x1="5.957cm" svg:y1="10.423cm" svg:x2="5.957cm" svg:y2="11.923cm" draw:start-shape="id17" draw:start-glue-point="2" draw:end-shape="id19" draw:end-glue-point="0">
          <text:p text:style-name="P7"/>
        </draw:connector>
        <draw:connector draw:style-name="gr11" draw:text-style-name="P10" draw:layer="layout" draw:type="curve" svg:x1="4.957cm" svg:y1="11.923cm" svg:x2="2.957cm" svg:y2="13.849cm" draw:start-shape="id19" draw:end-shape="id20" draw:end-glue-point="0">
          <text:p text:style-name="P7"/>
        </draw:connector>
        <draw:connector draw:style-name="gr11" draw:text-style-name="P10" draw:layer="layout" draw:type="curve" svg:x1="6.957cm" svg:y1="11.923cm" svg:x2="8.13cm" svg:y2="13.849cm" draw:start-shape="id19" draw:start-glue-point="1" draw:end-shape="id6" draw:end-glue-point="0">
          <text:p text:style-name="P7"/>
        </draw:connector>
        <draw:line draw:style-name="gr18" draw:text-style-name="P10" draw:layer="layout" svg:x1="6.957cm" svg:y1="11.923cm" svg:x2="7.457cm" svg:y2="11.923cm">
          <text:p text:style-name="P7"/>
        </draw:line>
        <draw:line draw:style-name="gr18" draw:text-style-name="P10" draw:layer="layout" svg:x1="4.457cm" svg:y1="11.923cm" svg:x2="4.957cm" svg:y2="11.923cm">
          <text:p text:style-name="P7"/>
        </draw:line>
        <draw:frame draw:style-name="gr19" draw:text-style-name="P14" draw:layer="layout" svg:width="10cm" svg:height="1.85cm" svg:x="0.957cm" svg:y="27.073cm">
          <draw:text-box>
            <text:p text:style-name="P3"><text:span text:style-name="T8">&lt;part-detail/&gt;</text:span><text:span text:style-name="T9"> fun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Blue" draw:style="linear" draw:start-color="#000080" draw:end-color="#ffffff" draw:start-intensity="5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57cm" fo:margin-right="0.492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rice TEXIER</meta:initial-creator>
    <meta:creation-date>2007-01-16T15:54:47</meta:creation-date>
    <dc:creator>Brice TEXIER</dc:creator>
    <dc:date>2007-01-22T13:33:38</dc:date>
    <meta:printed-by>Brice TEXIER</meta:printed-by>
    <meta:print-date>2007-01-16T18:48:19</meta:print-date>
    <dc:language>fr-FR</dc:language>
    <meta:editing-cycles>23</meta:editing-cycles>
    <meta:editing-duration>PT4H18M14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